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15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menuCategories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ageURL</text:p>
          </table:table-cell>
        </table:table-row>
        <table:table-row table:style-name="ro1">
          <table:table-cell office:value-type="string" calcext:value-type="string">
            <text:p>Drin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nks.jpg</text:p>
          </table:table-cell>
        </table:table-row>
        <table:table-row table:style-name="ro1">
          <table:table-cell office:value-type="string" calcext:value-type="string">
            <text:p>Appetiz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etizers.jpg</text:p>
          </table:table-cell>
        </table:table-row>
        <table:table-row table:style-name="ro1">
          <table:table-cell office:value-type="string" calcext:value-type="string">
            <text:p>Soups &amp; Sala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ad.jpg</text:p>
          </table:table-cell>
        </table:table-row>
        <table:table-row table:style-name="ro1">
          <table:table-cell office:value-type="string" calcext:value-type="string">
            <text:p>Kids Meal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dsMeal.jpg</text:p>
          </table:table-cell>
        </table:table-row>
        <table:table-row table:style-name="ro1">
          <table:table-cell office:value-type="string" calcext:value-type="string">
            <text:p>Entré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ees.jpg</text:p>
          </table:table-cell>
        </table:table-row>
        <table:table-row table:style-name="ro1">
          <table:table-cell office:value-type="string" calcext:value-type="string">
            <text:p>Desser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serts.jpg</text:p>
          </table:table-cell>
        </table:table-row>
      </table:table>
      <table:table table:name="menuSubcategories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Cocktails and Martin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ft Be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led B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 W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 W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ri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 Drink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pé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s d’Oeuvr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ps &amp; Dip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p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l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 Ki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od Fired Pizz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ndcrafted Past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e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rk &amp; Rib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afoo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w Calori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oki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owni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ce Cream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table table:name="menuItems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imesOrdere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/>
        </table:table-row>
        <table:table-row table:style-name="ro1">
          <table:table-cell office:value-type="string" calcext:value-type="string">
            <text:p>Smashing Pumpk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Spice and Black Pepper Infused Real McCoy 5yr, Pumpkin Puree, Coconut Cream, Almond Milk, Nutmeg, OJ, Pineapple Juice,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om Mexico with Lo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da Mezcal, Fiorente Elderflower, Lillet, Lime Shrub, Lemon Juice, Lime JuiceThis is a very unique cocktail with unique flavors. It is not for everyone!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zzy Ginger 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ger Infused Gin, Triple Sec, Grapefruit Juice, Sparkling Win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ll in Boulevardi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 Cup Rye, Campari, Lazzaroni Maraschino, Cinnamon Infused Sweet Vermouth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ipirinh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chaca, Lime, Simple, Sugar in the Raw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ah's Margari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tico Silver Tequila, Triple Sec, Fresh Citrus Juices, on the Rocks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gnificent Manhatt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zerac Rye, Carpano Antica, Bitters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use Made Sangri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or White, Your Call...Made to Order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m ipsu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e La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m ipsu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m ipsum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son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m ipsum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d Ligh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der Boy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ress Cider 16oz. [Gluten Free]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ckl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alcohol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uinness Draf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PA of the Momen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sonal, local, or hard to find. <text:s/>Ask your server.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inot Noi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ine Reserve, Sonoma Coas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ot Noi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 Shooter Willamette Valley, Orego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rlo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lo, Paso Robl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arnach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 Rocas, Calatayud, Spai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ordeaux Blend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eux Chateau Brun, Pomerol, Franc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bernet Sauvigno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es, Colchagua Valley, Chi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secc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Marca, DOC, Ital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hampagn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uve Clicquot, Yellow Label, Franc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uvignon Blanc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 Clair, Marlborough, New Zealan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s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mille Perrin, Cotes du Rhone, Reseve, Franc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ssert Win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teau Laribotte, Sauternes, Franc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odk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n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ba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nquera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ard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quil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on Reposad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randy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nessy V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hiskey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adian Club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ourbon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792" calcext:value-type="float">
            <text:p>179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ca Cola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ke, Sprite, Diet Coke, Fant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estea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mon, Pea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ffe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resso, Cappuccino, Latte Macchiato, Blac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ea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k, Lem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ushi Rice and Tuna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oisin Beef Swiss Roll with Baby Leek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ini Prawn Tacos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moked Salmon Tartare Blini with Lime Mayo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moke Duck with Enoki Mushroom and Thai Asparagus, Sweet Onion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oat’s Cheese Mousse and Fig Tart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eef Croquette with Paprika Sauc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rie Tomato Tart with Red Onion Marmalad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ofu Balls with Peanut Sauc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raised Ox Cheeks with Mini Yorkshire Pudding and Horseradish Mash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ngels on Horseback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ysters wrapped in bacon, served hot.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ruschetta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lled bread rubbed with garlic, and topped with olive oil, salt, pepper, and tomato.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ffalo Wing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-fried and unbreaded chicken wingettes coated in vinegar-based cayenne pepper, hot sauce, and butter.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viar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d Sturgeon Roe of Caspian and Black Seas.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ozzarella Sticks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ongated pieces of battered mozzarella.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achos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tilla chips covered in shredded cheese, salsa, and guacamole.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otato Skin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vered with bacon, cheddar cheese, green onions, and sour cream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rimp Cocktail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ed prawns in mayonnaise and tomato dressing, served in a glass.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rudité Platte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d asparagus and zucchini, baby arthichokes, kalamata olives, halved radishes, snap peas, cherry tomatoes, sliced cucumber, and carrot sticks with avocado ranch dressing or hummus on the side.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ogarashi Chips with Toasted Sesame Onion Dip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h fried Idaho potatoes, dusted with salt and chili-centric Japanese togarashi spice mix. <text:s/>Paired with mayo-based dip made with slow roasted Spanish onion, toasted sesame oil, crispy garlic, and Canadian steak seasoning.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larified Butter Fried Chips and Caviar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ukon gold potato chips fried in clarified butter served with whipped créme frâiche deced out with chives – plus Ossetra caviar.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viled Crab Dip with Old Bay Chips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b, cream cheese, aged white cheddar, yellow cheddar, and cayenne covered in breadcrumbs. <text:s/>Old Bay spiced potato chips with pickled vegetables: chilies, onions, okra, cauliflower, and zucchini.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egan Lentil with Ancient Grains Soup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iranha Pale Ale Chili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 original recipe, filled with beef, onions &amp; signature blend of spices. Topped with shredded cheese &amp; tortilla strips.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icken Tortilla Soup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uscan Tomato Bisque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office:value-type="string" calcext:value-type="string">
            <text:p>Broccoli Cheddar Soup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lam Chowder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ouse Wedge Salad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Southwest Chicken Caesar Salad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lled chicken, tomatoes, queso fresco, tortilla strips with Caesar dressing.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sh Mozzarella and Tomato Sala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Caribbean Salad with Seared Shrimp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eapple, mandarin oranges, dried cranberries, red bell peppers, green onions, cilantro, with honey-lime dressing.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4">
          <table:table-cell office:value-type="string" calcext:value-type="string">
            <text:p>Santa Fe Chicken Salad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cy grilled chicken, pico, avocado, cilantro, tortilla strips, house-made ranch &amp; a drizzle of spicy Santa Fe sauce.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oadside Slider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bite-sized burgers on mini-buns. Served with fries or fresh fruit.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ini Corn Dog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all beef mini hot dogs. <text:s/>Served with fries or fresh fruit.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latbread Pizzas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ese or Pepperon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ast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d with bowtie pasta. <text:s/>Choose from butter and parmesan, marinara sauce, or Alfredo sauce.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paghetti with Meatball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reliable classic. <text:s/>Enough said.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caroni and Cheese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original mac and cheese every kid loves.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ried Chicken Strips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d with fries or fresh fruit.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Quessadilla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lled flour tortilla filled with melted cheese. <text:s/>Available with chicken.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eesy Pizza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” four-cheese pizz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rgherita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zzarella, tomato sauce, bas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epperon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zzarella, tomato sauce, oregan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ixed Mushroom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zzarella, fontina, truffled cheese, thym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moke Prosciutto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zzarella, fontina, goat cheese, caramelized onio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iavola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cy tomato sauce, mozzarella, soppressata, sausage, bacon, roasted red pepp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arbonar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zzarella, fontina, bacon, onions, baked egg, parmigian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Butternut Squash Agnolotti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ispy sage, aged balsamic, amaretti cooki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ucatini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cy tomato sauce, pancetta, red onion, pecorin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ezzi Rigatoni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usage ragu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agliatell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bbon noodles, lamb ragu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usilli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sted chicken, pancetta, mushrooms, marsala, herb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agliolini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 ribbon noodles, spicy tomato sauce, shrimp, crab, arugula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hicken Cacciatore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ken breast sauteed with onions, mushrooms, and green peppers, served in a red sauce.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hicken Piccata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ken breast in lemon butter sauce with mushrooms, fresh garlic and piment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hicken Marsala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ken breast sauteed with mushrooms, onions, carrots and celery, served in a brown sauce.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hicken Parmigian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ded chicken breast smothered with mozzarella chee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hicken Cordon Blue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ked breaded chicken stuffed with ham and cheese, served with a mushroom cream sauce.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Veal Cordon Blue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ked breaded veal stuffed with ham and cheese served with a mushroom cream sauc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eal Parmigian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ded veal smothered with mozzarella chee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eal Piccata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d in a lemon butter sauce with mushrooms and garlic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eal Scallopini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al sauteed with mushrooms and onions in a red sauc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eal Shoemake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d in a lemon sauce with mushrooms, green olives, and capers.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eal Marsal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al sauteed with mushrooms and onions, served in a brown sauc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orrento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rimp, calamari, clams, green olives, and capers with red sauc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aby Back Pork Ribs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full rack of slow-roasted overnight baby back ribs. <text:s/>Choice of two sides.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ndarin Orange-Glazed Pork Chop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-roasted, double bone-in pork chop with mandarin orange glaze or bacon onion jam.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ouble Bone-In Pork Chop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-roasted, double bone-in pork chop.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ig Shrimp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uteed in a lemon butter sauce with <text:s/>mostacciolli, aglio, and a touch of feta cheese.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tlantic Salmon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ked in light lemon butter sauce, served with mostacciollo primavera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ew Orleans Jambalaya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ened chicken breasts sauteed shrimp, sausage, bell peppers, onions, tomatoes, cajun-spiced broth, and rice-pilaf.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Enlightened Pacific Poke Soba Noodles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shimi-grade ahi tuna, buckwheat soba noodles, poke sauce, carrots, pickled vegetables, soy ginger sauce, wasabi guacamole, crispy wonton strips, green onions, and sesame seeds.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Blonde Fish ‘N’ Chips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ly fried cod fillets, Blonde beer batter, fries, and housemade tartar sauce.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Enlightened Cherry Chipotle Glazed Salm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n-roasted Atlantic salmon, sweet and savory cherry Chipotle glaze, roasted asparagus, fire-roasted red pepper, and tomato and spinach couscous.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Bacon Jam Rib-Ey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icy, well-marbled 14 oz rib-eye.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rime Rib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 oz prime rib slow-roasted over four hours, au jus, and creamy horseradish.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low-Roasted Tri-tip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oz slow-roasted sirloin tri-tip glazed with peppered BBQ sauce.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lassic Rib-Eye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icy, well-marbled 14 oz rib-eye.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iramisu Cheesecake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carpone, cream cheese, chocolate, and ladyfinger crust.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talian Cheesecake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 riccota cheese, lemon zest &amp; Graham cracker crust.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iramisu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carpone cheese, brandy &amp; espresso layered with ladyfinger and dusted with chocolat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olten Chocolate Cake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 a melted chocolate center. <text:s/>Served with choice of ice cream.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Red Velvet Cak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outhern classic with cream cheese frosting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“The Best” Carrot Cak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trus cream cheese icing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eep Dark Fudge Cak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dgy chocolate frosting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ineapple Upside-Down Cake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m pineapple upside-down cake, on a bed of kahlúa cream sauce. <text:s/>Topped with ice cream, whipped cream, and toasted coconut.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Key Lime Pie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ked Fresh with a graham-pecan crust. <text:s/>Topped with fresh whipped cream.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lueberry Pi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pple Pie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hocolate Chip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p cookie with chocolate chips.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nickerdoodle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Peanut Butter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Bakeshop Brownie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twist on a classic favorite, this rich fudge brownie holds a hidden surprise. <text:s/>It’s center is filled with gourmet semisweet chocolate chips. <text:s/>Topped with a white chocolate glaze.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Fudge Walnut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e just like a regular brownie and jam-packed with walnuts.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Fudge Iced Browni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vered in rich, creamy, chocolate icing.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okies N’ Cream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Buttered Pecan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trawberry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</table:table-row>
      </table:table>
      <table:table table:name="Scratch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 table:number-rows-repeated="15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ssert Canapés 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icken fingers for kids men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n d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caroni and chee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9:04:32.739841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9:02:03.677190462</meta:creation-date>
    <dc:date>2021-11-01T19:06:44.177170402</dc:date>
    <meta:editing-duration>PT46M23S</meta:editing-duration>
    <meta:editing-cycles>11</meta:editing-cycles>
    <meta:generator>LibreOffice/6.4.7.2$Linux_X86_64 LibreOffice_project/40$Build-2</meta:generator>
    <meta:document-statistic meta:table-count="4" meta:cell-count="1256" meta:object-count="0"/>
  </office:meta>
</office:document-meta>
</file>